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3.00pt" fo:font-weight="bold" fo:font-family="Verdana" style:font-family-asian="Verdana" style:font-family-complex="Verdana" fo:background-color="transparent" style:use-window-font-color="true" fo:font-style="italic"/>
    </style:style>
    <style:style style:name="T33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7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3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9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0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1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2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3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4" style:family="text">
      <style:text-properties fo:font-size="13.00pt" fo:font-weight="bold" fo:font-family="Verdana" style:font-family-asian="Verdana" style:font-family-complex="Verdana" fo:background-color="transparent" style:use-window-font-color="true" fo:font-style="italic"/>
    </style:style>
    <style:style style:name="T45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6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7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8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4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0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5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2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53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54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55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56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57" style:family="text">
      <style:text-properties fo:font-size="13.00pt" fo:font-weight="bold" fo:font-family="Verdana" style:font-family-asian="Verdana" style:font-family-complex="Verdana" fo:background-color="transparent" style:use-window-font-color="true" fo:font-style="italic"/>
    </style:style>
    <style:style style:name="T58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59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60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61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62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6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64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Übung grep 2</text:span><text:span text:style-name="T2"/></text:p>
      <text:p text:style-name="P2"><text:span text:style-name="T2"><text:line-break/>Wie können Sie eine Datei im aktuellen Verzeichnis finden, wenn Sie den Dateinamen vergessen haben, Sie wissen aber noch, dass in der Datei das Wort “Urlaub“ vorkommt?<text:line-break/><text:line-break/></text:span><text:span text:style-name="T3">grep Urlaub *.*</text:span></text:p>
      <text:p text:style-name="P2"><text:span text:style-name="T4">Angenommen eine Datei enthält Zeilen, die mit einem #-Zeichen beginnen. Wie können Sie die Datei mit Hilfe von grep so anzeigen, dass diese Zeilen mit # nicht enthalten sind?<text:line-break/><text:line-break/></text:span><text:span text:style-name="T5">cat datei.txt | grep -v "^#"<text:line-break/><text:line-break/></text:span><text:span text:style-name="T6">Lassen Sie sich aus der Datei /etc/passwd alle Zeilen anzeigen, die mit den ersten 3 Buchstaben Ihres Benutzernamens beginnen.<text:line-break/><text:line-break/></text:span><text:span text:style-name="T7">grep '^tzo' /etc/passwd</text:span></text:p>
      <text:p text:style-name="P3"><text:span text:style-name="T8"><text:line-break/>Wie lässt sich in alle Dateien des Typs<text:s/></text:span><text:span text:style-name="T9">„</text:span><text:span text:style-name="T10">.doc</text:span><text:span text:style-name="T11">“</text:span><text:span text:style-name="T12"><text:s/>nach<text:s/></text:span><text:span text:style-name="T13">„</text:span><text:span text:style-name="T14">wort</text:span><text:span text:style-name="T15">“</text:span><text:span text:style-name="T16"><text:s/>suchen?<text:line-break/><text:line-break/></text:span><text:span text:style-name="T17">grep wort *.doc<text:line-break/></text:span><text:span text:style-name="T18"><text:line-break/></text:span><text:span text:style-name="T19">Lassen Sie die Ergebnisse in datei.txt umleiten<text:line-break/><text:line-break/></text:span><text:span text:style-name="T20">grep wort *.doc</text:span><text:span text:style-name="T21"><text:s/>&gt; datei.txt<text:line-break/><text:line-break/></text:span><text:span text:style-name="T22">Suchen Sie in Ihrer history nach<text:s/></text:span><text:span text:style-name="T23">„</text:span><text:span text:style-name="T24">ls -l</text:span><text:span text:style-name="T25">“<text:line-break/><text:line-break/></text:span><text:span text:style-name="T26">grep history '^ls -l/&gt;'<text:line-break/><text:line-break/></text:span><text:span text:style-name="T27">Suchen Sie in allen .txt-Dateien in Ihrem home-Verzeichnis nach<text:s/></text:span><text:span text:style-name="T28">„</text:span><text:span text:style-name="T29">wort1</text:span><text:span text:style-name="T30">“</text:span><text:span text:style-name="T31"><text:s/></text:span><text:span text:style-name="T32">oder</text:span><text:span text:style-name="T33"><text:s/></text:span><text:span text:style-name="T34">„</text:span><text:span text:style-name="T35">wort2</text:span><text:span text:style-name="T36">“</text:span><text:span text:style-name="T37"><text:line-break/><text:line-break/></text:span><text:span text:style-name="T38">grep 'wort1\|wort2' *.txt</text:span><text:span text:style-name="T39"><text:line-break/><text:line-break/>Suchen Sie in allen .txt-Dateien in Ihrem home-Verzeichnis nach<text:s/></text:span><text:span text:style-name="T40">„</text:span><text:span text:style-name="T41">wort1</text:span><text:span text:style-name="T42">“</text:span><text:span text:style-name="T43"><text:s/></text:span><text:span text:style-name="T44">und</text:span><text:span text:style-name="T45"><text:s/></text:span><text:span text:style-name="T46">„</text:span><text:span text:style-name="T47">wort2</text:span><text:span text:style-name="T48">“<text:line-break/><text:line-break/></text:span><text:span text:style-name="T49">grep wort1 *.txt | grep wort2</text:span><text:span text:style-name="T50"><text:line-break/></text:span><text:span text:style-name="T51"><text:line-break/></text:span><text:span text:style-name="T52">Suchen Sie in allen .txt-Dateien in Ihrem home-Verzeichnis nach<text:s/></text:span><text:span text:style-name="T53">„</text:span><text:span text:style-name="T54">wort1</text:span><text:span text:style-name="T55">“</text:span><text:span text:style-name="T56"><text:s/></text:span><text:span text:style-name="T57">und</text:span><text:span text:style-name="T58"><text:s/></text:span><text:span text:style-name="T59">„</text:span><text:span text:style-name="T60">wort2</text:span><text:span text:style-name="T61">“</text:span><text:span text:style-name="T62"><text:s/>und wort3<text:line-break/><text:line-break/></text:span><text:span text:style-name="T63">grep wort1 *.txt | grep wort2 | grep wort3 *.txt<text:line-break/></text:span><text:span text:style-name="T6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